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f05" officeooo:paragraph-rsid="00096f05"/>
    </style:style>
    <style:style style:name="P2" style:family="paragraph" style:parent-style-name="Standard">
      <style:text-properties officeooo:rsid="00096f05" officeooo:paragraph-rsid="000cd820"/>
    </style:style>
    <style:style style:name="P3" style:family="paragraph" style:parent-style-name="Standard">
      <style:text-properties officeooo:rsid="00096f05" officeooo:paragraph-rsid="0012d2f2"/>
    </style:style>
    <style:style style:name="P4" style:family="paragraph" style:parent-style-name="Standard">
      <style:text-properties officeooo:rsid="00096f05" officeooo:paragraph-rsid="001a843b"/>
    </style:style>
    <style:style style:name="P5" style:family="paragraph" style:parent-style-name="Standard">
      <style:text-properties officeooo:rsid="000cd820" officeooo:paragraph-rsid="000cd820"/>
    </style:style>
    <style:style style:name="P6" style:family="paragraph" style:parent-style-name="Standard">
      <style:text-properties officeooo:rsid="000e65da" officeooo:paragraph-rsid="000e65da"/>
    </style:style>
    <style:style style:name="P7" style:family="paragraph" style:parent-style-name="Standard">
      <style:text-properties officeooo:rsid="00116736" officeooo:paragraph-rsid="00116736"/>
    </style:style>
    <style:style style:name="P8" style:family="paragraph" style:parent-style-name="Standard">
      <style:text-properties officeooo:rsid="0012d2f2" officeooo:paragraph-rsid="0012d2f2"/>
    </style:style>
    <style:style style:name="P9" style:family="paragraph" style:parent-style-name="Standard">
      <style:text-properties officeooo:rsid="0013f4f9" officeooo:paragraph-rsid="0013f4f9"/>
    </style:style>
    <style:style style:name="P10" style:family="paragraph" style:parent-style-name="Standard">
      <style:text-properties officeooo:rsid="0013f4f9" officeooo:paragraph-rsid="001402e8"/>
    </style:style>
    <style:style style:name="P11" style:family="paragraph" style:parent-style-name="Standard">
      <style:text-properties officeooo:rsid="0013f4f9" officeooo:paragraph-rsid="001b95cf"/>
    </style:style>
    <style:style style:name="P12" style:family="paragraph" style:parent-style-name="Standard">
      <style:text-properties officeooo:rsid="001402e8" officeooo:paragraph-rsid="001402e8"/>
    </style:style>
    <style:style style:name="P13" style:family="paragraph" style:parent-style-name="Standard">
      <style:text-properties officeooo:rsid="00165474" officeooo:paragraph-rsid="00165474"/>
    </style:style>
    <style:style style:name="P14" style:family="paragraph" style:parent-style-name="Standard">
      <style:text-properties officeooo:rsid="0017dbee" officeooo:paragraph-rsid="0017dbee"/>
    </style:style>
    <style:style style:name="P15" style:family="paragraph" style:parent-style-name="Standard">
      <style:text-properties officeooo:rsid="00197b34" officeooo:paragraph-rsid="00197b34"/>
    </style:style>
    <style:style style:name="P16" style:family="paragraph" style:parent-style-name="Standard">
      <style:text-properties officeooo:rsid="001a843b" officeooo:paragraph-rsid="001a843b"/>
    </style:style>
    <style:style style:name="P17" style:family="paragraph" style:parent-style-name="Standard">
      <style:text-properties officeooo:rsid="001caec3" officeooo:paragraph-rsid="001caec3"/>
    </style:style>
    <style:style style:name="P18" style:family="paragraph" style:parent-style-name="Standard">
      <style:text-properties officeooo:rsid="001f870c" officeooo:paragraph-rsid="001f870c"/>
    </style:style>
    <style:style style:name="P19" style:family="paragraph" style:parent-style-name="Standard">
      <style:text-properties officeooo:rsid="0013f4f9" officeooo:paragraph-rsid="0013f4f9"/>
    </style:style>
    <style:style style:name="T1" style:family="text">
      <style:text-properties officeooo:rsid="00096f05"/>
    </style:style>
    <style:style style:name="T2" style:family="text">
      <style:text-properties officeooo:rsid="0013f4f9"/>
    </style:style>
    <style:style style:name="T3" style:family="text">
      <style:text-properties officeooo:rsid="001402e8"/>
    </style:style>
    <style:style style:name="T4" style:family="text">
      <style:text-properties officeooo:rsid="00150718"/>
    </style:style>
    <style:style style:name="T5" style:family="text">
      <style:text-properties officeooo:rsid="00165474"/>
    </style:style>
    <style:style style:name="T6" style:family="text">
      <style:text-properties officeooo:rsid="001a843b"/>
    </style:style>
    <style:style style:name="T7" style:family="text">
      <style:text-properties officeooo:rsid="001ab3cf"/>
    </style:style>
    <style:style style:name="T8" style:family="text">
      <style:text-properties officeooo:rsid="001efe1a"/>
    </style:style>
    <style:style style:name="T9" style:family="text">
      <style:text-properties officeooo:rsid="001fbe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常用命令<text:span text:style-name="T2">：</text:span></text:p>
      <text:p text:style-name="P18">ifconfig 查看ip</text:p>
      <text:p text:style-name="P17">git diff . 查看当前工作目录下，工作区里的修改</text:p>
      <text:p text:style-name="P17">git checkout filename 撤销文件的修改</text:p>
      <text:p text:style-name="P17">git branch -r 列出远程分支 </text:p>
      <text:p text:style-name="P17">git branch -a 列出本地和远程分支</text:p>
      <text:p text:style-name="P17">git checkout -b branchname 创建分支并切换</text:p>
      <text:p text:style-name="P17">用/…...搜索后，可以用N继续搜索</text:p>
      <text:p text:style-name="P17"/>
      <text:p text:style-name="P1">id <text:span text:style-name="T2">address 查看主机的IP地址</text:span></text:p>
      <text:p text:style-name="P1"/>
      <text:p text:style-name="P1">adb ki<text:span text:style-name="T5">ll-server</text:span></text:p>
      <text:p text:style-name="P13">adb start-server</text:p>
      <text:p text:style-name="P13"/>
      <text:p text:style-name="P1">1.如何理解</text:p>
      <text:p text:style-name="P1">整编：</text:p>
      <text:p text:style-name="P8">source build/envsetup.sh</text:p>
      <text:p text:style-name="P8">lunch </text:p>
      <text:p text:style-name="P8">(783userdebug 59)59</text:p>
      <text:p text:style-name="P8">make -j8(8个线程）</text:p>
      <text:p text:style-name="P8"><text:span text:style-name="T1">手机有很多的部件模块，我们主要研究Kernel（drivers等）→boot.img(可执行文件）-&gt;刷机（把img文件写入分区）</text:span>（有一个xml文档可以看放在那个分区）<text:span text:style-name="T1">，每个部件模块写入不同的分区。</text:span></text:p>
      <text:p text:style-name="P8">单编<text:span text:style-name="T7">：</text:span></text:p>
      <text:p text:style-name="P8">Make bootimage -j32(单编我们正在学习的模块）</text:p>
      <text:p text:style-name="P8"/>
      <text:p text:style-name="P3">2.如何刷机</text:p>
      <text:p text:style-name="P8">2.1 adb命令学习</text:p>
      <text:p text:style-name="P8">2.2 fastboot命令学习</text:p>
      <text:p text:style-name="P8"/>
      <text:p text:style-name="P8"/>
      <text:p text:style-name="P1">adb devices </text:p>
      <text:p text:style-name="P1"/>
      <text:p text:style-name="P1"/>
      <text:p text:style-name="P5"><text:span text:style-name="T8">adb </text:span>reboot bootloader </text:p>
      <text:p text:style-name="P2">sudo fastboot flash boot .../.../.../...img</text:p>
      <text:p text:style-name="P2"/>
      <text:p text:style-name="P6">lsusb //查看usb连接设备</text:p>
      <text:p text:style-name="P6">fastboot devices</text:p>
      <text:p text:style-name="P6"/>
      <text:p text:style-name="P6">sudo fastboot reboot 退出刷机</text:p>
      <text:p text:style-name="P1"/>
      <text:p text:style-name="P1"/>
      <text:p text:style-name="P1"/>
      <text:p text:style-name="P1">adb shell</text:p>
      <text:p text:style-name="P1"><text:s/>su</text:p>
      <text:p text:style-name="P1">reboot bootloader</text:p>
      <text:p text:style-name="P1">sudo fastboot flash boot .../.../.../...img</text:p>
      <text:p text:style-name="P1"/>
      <text:p text:style-name="P1">adb shell</text:p>
      <text:p text:style-name="P1">su dmesg</text:p>
      <text:p text:style-name="P1"><text:soft-page-break/>//boot</text:p>
      <text:p text:style-name="P1"/>
      <text:p text:style-name="P1">cd sys/......./led</text:p>
      <text:p text:style-name="P1">cat …</text:p>
      <text:p text:style-name="P1">echo 1 &gt; …</text:p>
      <text:p text:style-name="P1">cat proc/kmsg</text:p>
      <text:p text:style-name="P1"/>
      <text:p text:style-name="P1">3.如何找到sysfs方法创建的文件</text:p>
      <text:p text:style-name="P7">find -name a.txt(按指定的文件名查找文件）</text:p>
      <text:p text:style-name="P7">grep -r <text:s/>“.....” 递归查找文件</text:p>
      <text:p text:style-name="P7"/>
      <text:p text:style-name="P7">//查看通过命令控制板机的文件目录说明</text:p>
      <text:p text:style-name="P8">/LA.UM.7.2.r1/kernel/msm-4.4/Documentation/gpio$ vim sysfs.txt </text:p>
      <text:p text:style-name="P1"/>
      <text:p text:style-name="P1">4.scp<text:span text:style-name="T6">（secure copy)</text:span> 命令学习:本地和远程的文件传输和连接</text:p>
      <text:p text:style-name="P1"/>
      <text:p text:style-name="P16">4.0从本地复制文件到远程</text:p>
      <text:p text:style-name="P1">scp local_<text:span text:style-name="T6">file <text:s/></text:span><text:a xlink:type="simple" xlink:href="mailto:remote_name@remote_ip" text:style-name="Internet_20_link" text:visited-style-name="Visited_20_Internet_20_Link"><text:span text:style-name="T6">remote_name@remote_ip</text:span></text:a><text:span text:style-name="T6">:remote_folder/remote_file</text:span></text:p>
      <text:p text:style-name="P1">从远程复制文件到本地</text:p>
      <text:p text:style-name="P4">scp <text:a xlink:type="simple" xlink:href="mailto:remote_name@remote_ip" text:style-name="Internet_20_link" text:visited-style-name="Visited_20_Internet_20_Link"><text:span text:style-name="T6">emote_name@remote_ip</text:span></text:a><text:span text:style-name="T6">:remote_folder/remote_file l</text:span>ocal_<text:span text:style-name="T6">file</text:span></text:p>
      <text:p text:style-name="P4"/>
      <text:p text:style-name="P8">4.1如何连接另外的电脑和下载文件</text:p>
      <text:p text:style-name="P8">ssh <text:span text:style-name="T6">root@192.168.6.8连接</text:span></text:p>
      <text:p text:style-name="P8">输入密码</text:p>
      <text:p text:style-name="P8">exit退出</text:p>
      <text:p text:style-name="P8"/>
      <text:p text:style-name="P8"/>
      <text:p text:style-name="P8"/>
      <text:p text:style-name="P10">5.如何增加新的函数，并用dmesg打印出来，并找到正确的文件位置</text:p>
      <text:p text:style-name="P10">demsg <text:span text:style-name="T4">| more（less） 单页显示</text:span></text:p>
      <text:p text:style-name="P14">demsg | head <text:s/>-20 显示前20行信息</text:p>
      <text:p text:style-name="P10">dmesg <text:span text:style-name="T4">| tail <text:s/>-20查看尾部后面20行信息</text:span></text:p>
      <text:p text:style-name="P15">demsg | grep -i usb 忽略大小写</text:p>
      <text:p text:style-name="P10"/>
      <text:p text:style-name="P10"><text:span text:style-name="T3">5.0 </text:span>attribute_atrr的学习<text:span text:style-name="T3">，创建用户和内核的命令接口</text:span></text:p>
      <text:p text:style-name="P12">5.0.1创建xxx_show和xxx_store两个函数</text:p>
      <text:p text:style-name="P12">//reg 是name，这个是自己定义</text:p>
      <text:p text:style-name="P12">static DEVICE_ATTR(reg, S_IWUSR | S_IRUGO, aw9106_reg_show, aw9106_reg_store);</text:p>
      <text:p text:style-name="P12"/>
      <text:p text:style-name="P9">5.1 创建函数suspend和resume,暂时不管里面有什么内容</text:p>
      <text:p text:style-name="P9"/>
      <text:p text:style-name="P9">5.2 在下面对应添加</text:p>
      <text:p text:style-name="P9">//放入其中<text:span text:style-name="T3">，系统就可以调用</text:span></text:p>
      <text:p text:style-name="P9">static struct i2c_driver aw9106_i2c_driver = {</text:p>
      <text:p text:style-name="P9"><text:s text:c="4"/>.driver = {</text:p>
      <text:p text:style-name="P9"><text:s text:c="8"/>.name = AW9106_I2C_NAME,</text:p>
      <text:p text:style-name="P9"><text:s text:c="8"/>.owner = THIS_MODULE,</text:p>
      <text:p text:style-name="P9"><text:s text:c="8"/>.of_match_table = of_match_ptr(aw9106_dt_match),</text:p>
      <text:p text:style-name="P9"><text:s text:c="4"/>},</text:p>
      <text:p text:style-name="P9"><text:s text:c="4"/>.probe = aw9106_i2c_probe,</text:p>
      <text:p text:style-name="P9"><text:soft-page-break/><text:s text:c="4"/>.remove = aw9106_i2c_remove,</text:p>
      <text:p text:style-name="P9"><text:s text:c="4"/>.id_table = aw9106_i2c_id,</text:p>
      <text:p text:style-name="P9">};</text:p>
      <text:p text:style-name="P9"/>
      <text:p text:style-name="P9">5.3 修改结构体 struct i2c_driver</text:p>
      <text:p text:style-name="P9"/>
      <text:p text:style-name="P9"/>
      <text:p text:style-name="P9"/>
      <text:p text:style-name="P11">今天主要是几个人合作刷机，尝试了怎么用命令怎么控制相关灯的熄灭。和用dmesg查看日志。</text:p>
      <text:p text:style-name="P11">没有尝试的是写函数，用 i2c_driver这个来调用。自己也整理了一些相关的知识。由于计算机没网，（主要是IT上去请了，也没见到下来），还有些需要实践。不过刷机这个倒是会了。明天准备再问问IT，然后实践一下这个suspend和resume。</text:p>
      <text:p text:style-name="P9"/>
      <text:p text:style-name="P9">现在还有问题的是：</text:p>
      <text:p text:style-name="P11">1.怎么用常规的方法找到<text:span text:style-name="T3">DEVICE_ATTR </text:span>（）创建接口的文件目录，（意思是找不到用命令控制灯熄灭的文件在那里）：</text:p>
      <text:p text:style-name="P9">我们用find -name green_leds才找到。</text:p>
      <text:p text:style-name="P9">2.dmesg查看log能不能查看相关的部分，而不是全部打印（这个我明天在仔细看看相关的资料）</text:p>
      <text:p text:style-name="P9"/>
      <text:p text:style-name="P9"/>
      <text:p text:style-name="P9"/>
      <text:p text:style-name="P9"/>
      <text:p text:style-name="P9">. 代表当前目录</text:p>
      <text:p text:style-name="P9">（<text:span text:style-name="T9">1）文件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31:35.629350946</meta:creation-date>
    <dc:date>2019-08-09T18:24:29.412653613</dc:date>
    <meta:editing-duration>PT7H7M55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3" meta:paragraph-count="85" meta:word-count="864" meta:character-count="2102" meta:non-whitespace-character-count="1928"/>
  </office:meta>
</office:document-meta>
</file>